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52"/></text:p>
      <text:p text:style-name="P1">Fundação Universidade Federal de Sergipe </text:p>
      <text:p text:style-name="P1"><text:s text:c="11"/>Ministério da Educação </text:p>
      <text:p text:style-name="P1"><text:s text:c="5"/>Centro de Ciências Exatas e Tecnológicas</text:p>
      <text:p text:style-name="P1">Departamento de Computação</text:p>
      <text:p text:style-name="P1"/>
      <text:p text:style-name="P1"/>
      <text:p text:style-name="P1"/>
      <text:p text:style-name="P1"/>
      <text:p text:style-name="P1"/>
      <text:p text:style-name="P1"/>
      <text:p text:style-name="P2">Por meio deste ofício, declaro empoçada <text:s/>a chapa Calicomp /RENEW, sob as eleições ocorridas onde houve somente uma chapa inscrita e por conseguinte aprovada pelos discentes e docentes votantes alocados no Departamento de Computação da Universidade Federal de Sergipe onde a chapa foi composta inicialmente pelos discentes: Uilliam de Jesus Castro como presidente, Carlson Santana Cruz como Secretário-Geral, Juliane Martins com Diretora de Imprensa, Ademir Nascimento como diretor de finanças, Mike dos Santos Farias, Diretor de Sistemas de Informação, Ramon Pondé como diretor de Ciências da Computação e Wedla Melo como diretora de Engenharia da Computação. Doravante as mudanças técnicas e necessárias para o prosseguimento das atividades comprometidas da chapa a reestruturação da mesma fez-se necessária e atualmente se encontra com os seguintes membros: Mike dos Santos Farias como presidente, Carlson Sanatana Cruz como secretário-geral, Uilliam de Jesus Castro como Diretor de Finanças, Rodrigo Santana Camargo como diretor de Imprensa, Renato Silveira como diretor de Ciência da Computação, Ismael Silveira como diretor de Sistemas de Informação, Mateus Cardoso da Silva como Diretor de Engenharia da Computação, assumindo assim as atividades preestabelecidas e devidamente empoçados legalmente segundo o próprio regimeno do CALICOMP </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9T11:44:44</meta:creation-date>
    <dc:date>2013-08-19T12:22:16</dc:date>
    <meta:editing-duration>PT6M42S</meta:editing-duration>
    <meta:editing-cycles>1</meta:editing-cycles>
    <meta:document-statistic meta:table-count="0" meta:image-count="0" meta:object-count="0" meta:page-count="1" meta:paragraph-count="6" meta:word-count="208" meta:character-count="1541" meta:non-whitespace-character-count="1266"/>
    <meta:generator>LibreOffice/3.5$Linux_X86_64 LibreOffice_project/350m1$Build-2</meta:generator>
  </office:meta>
</office:document-meta>
</file>